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06116"/>
          <table:table-cell office:value-type="float" office:value="0.443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3.0"/>
          <table:table-cell office:value-type="float" office:value="1777.0"/>
          <table:table-cell office:value-type="float" office:value="8807.0"/>
          <table:table-cell office:value-type="float" office:value="30991.0"/>
          <table:table-cell office:value-type="float" office:value="98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154.0"/>
          <table:table-cell office:value-type="float" office:value="75486.0"/>
          <table:table-cell office:value-type="float" office:value="67778.0"/>
          <table:table-cell office:value-type="float" office:value="51340.0"/>
          <table:table-cell office:value-type="float" office:value="14321.0"/>
          <table:table-cell office:value-type="float" office:value="2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67076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600.0"/>
          <table:table-cell office:value-type="float" office:value="66507.0"/>
          <table:table-cell office:value-type="float" office:value="50156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70779"/>
          <table:table-cell office:value-type="float" office:value="4.055"/>
          <table:table-cell office:value-type="float" office:value="3.77"/>
          <table:table-cell office:value-type="float" office:value="141220.0"/>
          <table:table-cell office:value-type="float" office:value="0.0"/>
          <table:table-cell office:value-type="float" office:value="285.0"/>
          <table:table-cell office:value-type="float" office:value="11285.0"/>
          <table:table-cell office:value-type="float" office:value="153518.0"/>
          <table:table-cell office:value-type="float" office:value="8215.0"/>
          <table:table-cell office:value-type="float" office:value="31001.0"/>
          <table:table-cell office:value-type="float" office:value="96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40.0"/>
          <table:table-cell office:value-type="float" office:value="66472.0"/>
          <table:table-cell office:value-type="float" office:value="59576.0"/>
          <table:table-cell office:value-type="float" office:value="45140.0"/>
          <table:table-cell office:value-type="float" office:value="13137.0"/>
          <table:table-cell office:value-type="float" office:value="25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49414"/>
          <table:table-cell office:value-type="float" office:value="2.094"/>
          <table:table-cell office:value-type="float" office:value="1.82"/>
          <table:table-cell office:value-type="float" office:value="74072.0"/>
          <table:table-cell office:value-type="float" office:value="0.0"/>
          <table:table-cell office:value-type="float" office:value="110.0"/>
          <table:table-cell office:value-type="float" office:value="3372.0"/>
          <table:table-cell office:value-type="float" office:value="77653.0"/>
          <table:table-cell office:value-type="float" office:value="8807.0"/>
          <table:table-cell office:value-type="float" office:value="30999.0"/>
          <table:table-cell office:value-type="float" office:value="98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54.0"/>
          <table:table-cell office:value-type="float" office:value="75486.0"/>
          <table:table-cell office:value-type="float" office:value="67778.0"/>
          <table:table-cell office:value-type="float" office:value="51340.0"/>
          <table:table-cell office:value-type="float" office:value="14321.0"/>
          <table:table-cell office:value-type="float" office:value="25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5823"/>
          <table:table-cell office:value-type="float" office:value="1.647"/>
          <table:table-cell office:value-type="float" office:value="1.38"/>
          <table:table-cell office:value-type="float" office:value="55103.0"/>
          <table:table-cell office:value-type="float" office:value="0.0"/>
          <table:table-cell office:value-type="float" office:value="108.0"/>
          <table:table-cell office:value-type="float" office:value="4249.0"/>
          <table:table-cell office:value-type="float" office:value="59756.0"/>
          <table:table-cell office:value-type="float" office:value="8014.0"/>
          <table:table-cell office:value-type="float" office:value="29996.0"/>
          <table:table-cell office:value-type="float" office:value="95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05.0"/>
          <table:table-cell office:value-type="float" office:value="64184.0"/>
          <table:table-cell office:value-type="float" office:value="57554.0"/>
          <table:table-cell office:value-type="float" office:value="43687.0"/>
          <table:table-cell office:value-type="float" office:value="12735.0"/>
          <table:table-cell office:value-type="float" office:value="25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